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3">
      <style:text-properties officeooo:paragraph-rsid="0004366b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T1" style:family="text">
      <style:text-properties fo:font-size="21pt" officeooo:rsid="0017e5f3" style:font-size-asian="21pt" style:font-size-complex="21pt"/>
    </style:style>
    <style:style style:name="T2" style:family="text">
      <style:text-properties officeooo:rsid="0017e5f3"/>
    </style:style>
    <style:style style:name="T3" style:family="text">
      <style:text-properties officeooo:rsid="00043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Assignment</text:span></text:span></text:h>
      <text:h text:style-name="P1" text:outline-level="3"><text:span text:style-name="Strong_20_Emphasis"><text:span text:style-name="T2">Topic </text:span></text:span><text:span text:style-name="Strong_20_Emphasis">16 (Recursion on non-numerics, Towers of Hanoi, memoization).</text:span></text:h>
      <text:h text:style-name="P1" text:outline-level="3"><text:span text:style-name="Strong_20_Emphasis">Lecture 16 Challenge 3: </text:span></text:h>
      <text:h text:style-name="P1" text:outline-level="3"><text:span text:style-name="Strong_20_Emphasis"><text:span text:style-name="T3">C</text:span></text:span><text:span text:style-name="Strong_20_Emphasis">ount_occurrences_nested</text:span></text:h>
      <text:p text:style-name="Text_20_body"><text:span text:style-name="Strong_20_Emphasis">Topic:</text:span> Recursion on non-numerics (nested lists)</text:p>
      <text:p text:style-name="Preformatted_20_Text"/>
      <text:p text:style-name="P2"><text:span text:style-name="Source_20_Text">def count_occurrences_nested(L, target):</text:span></text:p>
      <text:p text:style-name="P3"><text:span text:style-name="Source_20_Text"><text:s text:c="4"/>"""</text:span></text:p>
      <text:p text:style-name="P3"><text:span text:style-name="Source_20_Text"><text:s text:c="4"/>L: a list that may contain other lists (nested)</text:span></text:p>
      <text:p text:style-name="P3"><text:span text:style-name="Source_20_Text"><text:s text:c="4"/>target: any value</text:span></text:p>
      <text:p text:style-name="P3"/>
      <text:p text:style-name="P3"><text:span text:style-name="Source_20_Text"><text:s text:c="4"/>Returns the number of times target appears anywhere in L, including nested sublists.</text:span></text:p>
      <text:p text:style-name="P3"><text:span text:style-name="Source_20_Text"><text:s text:c="4"/>"""</text:span></text:p>
      <text:p text:style-name="P3"><text:span text:style-name="Source_20_Text"><text:s text:c="4"/># Your code here</text:span></text:p>
      <text:p text:style-name="P3"/>
      <text:p text:style-name="P3"><text:span text:style-name="Source_20_Text"># Examples:</text:span></text:p>
      <text:p text:style-name="P3"><text:span text:style-name="Source_20_Text">print(count_occurrences_nested([1, [2, [1, 3], 4], 1], 1)) <text:s/># prints 3</text:span></text:p>
      <text:p text:style-name="P3"><text:span text:style-name="Source_20_Text">print(count_occurrences_nested([[1,2],[3,[4,1]]], 4)) <text:s text:c="6"/># prints 1</text:span></text:p>
      <text:p text:style-name="P4"><text:span text:style-name="Source_20_Text">print(count_occurrences_nested([[],[],[]], 5)) <text:s text:c="13"/># prints 0</text:span></text:p>
      <text:p text:style-name="Horizontal_20_Line"/>
      <text:h text:style-name="P1" text:outline-level="3"><text:span text:style-name="Strong_20_Emphasis">Lecture 16 Challenge 4: </text:span></text:h>
      <text:h text:style-name="P1" text:outline-level="3"><text:span text:style-name="Strong_20_Emphasis"><text:span text:style-name="T3">H</text:span></text:span><text:span text:style-name="Strong_20_Emphasis">anoi_moves</text:span></text:h>
      <text:p text:style-name="Text_20_body"><text:span text:style-name="Strong_20_Emphasis">Topic:</text:span> Recursion, Towers of Hanoi</text:p>
      <text:p text:style-name="Preformatted_20_Text"/>
      <text:p text:style-name="Preformatted_20_Text"/>
      <text:p text:style-name="P2"><text:span text:style-name="Source_20_Text">def hanoi_moves(n, source, target, spare):</text:span></text:p>
      <text:p text:style-name="P3"><text:span text:style-name="Source_20_Text"><text:s text:c="4"/>"""</text:span></text:p>
      <text:p text:style-name="P3"><text:span text:style-name="Source_20_Text"><text:s text:c="4"/>n: int &gt;= 1</text:span></text:p>
      <text:p text:style-name="P3"><text:span text:style-name="Source_20_Text"><text:s text:c="4"/>source, target, spare: string names of rods (e.g. "A", "B", "C")</text:span></text:p>
      <text:p text:style-name="P3"/>
      <text:p text:style-name="P3"><text:span text:style-name="Source_20_Text"><text:s text:c="4"/>Returns a list of strings representing the sequence of moves needed</text:span></text:p>
      <text:p text:style-name="P3"><text:span text:style-name="Source_20_Text"><text:s text:c="4"/>to solve the Towers of Hanoi puzzle.</text:span></text:p>
      <text:p text:style-name="P3"><text:span text:style-name="Source_20_Text"><text:s text:c="4"/>"""</text:span></text:p>
      <text:p text:style-name="P3"><text:span text:style-name="Source_20_Text"><text:s text:c="4"/># Your code here</text:span></text:p>
      <text:p text:style-name="P3"/>
      <text:p text:style-name="P3"><text:span text:style-name="Source_20_Text"># Example:</text:span></text:p>
      <text:p text:style-name="P3"><text:span text:style-name="Source_20_Text">print(hanoi_moves(2, 'A', 'C', 'B'))</text:span></text:p>
      <text:p text:style-name="P3"><text:span text:style-name="Source_20_Text"># prints ['Move from A to B', 'Move from A to C', 'Move from B to C']</text:span></text:p>
      <text:p text:style-name="P3"/>
      <text:p text:style-name="P3"><text:span text:style-name="Source_20_Text">print(hanoi_moves(3, 'A', 'C', 'B'))</text:span></text:p>
      <text:p text:style-name="P4"><text:span text:style-name="Source_20_Text"># prints ['Move from A to C', 'Move from A to B', 'Move from C to B', ...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7:54:39.375295655</meta:creation-date>
    <dc:date>2025-07-09T17:58:24.493027664</dc:date>
    <meta:editing-duration>PT3M46S</meta:editing-duration>
    <meta:editing-cycles>1</meta:editing-cycles>
    <meta:document-statistic meta:table-count="0" meta:image-count="0" meta:object-count="0" meta:page-count="1" meta:paragraph-count="32" meta:word-count="176" meta:character-count="1190" meta:non-whitespace-character-count="972"/>
    <meta:generator>LibreOffice/24.8.7.2$Linux_X86_64 LibreOffice_project/480$Build-2</meta:generator>
  </office:meta>
</office:document-meta>
</file>